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5.395cm"/>
    </style:style>
    <style:style style:name="pr8" style:family="presentation" style:parent-style-name="lyt-frepa-outline1">
      <style:graphic-properties draw:auto-grow-height="true" fo:min-height="13.129cm"/>
    </style:style>
    <style:style style:name="pr9" style:family="presentation" style:parent-style-name="lyt-frepa-outline1">
      <style:graphic-properties fo:min-height="14.895cm"/>
    </style:style>
    <style:style style:name="pr10" style:family="presentation" style:parent-style-name="lyt-frepa-outline1">
      <style:graphic-properties fo:min-height="13.86cm"/>
    </style:style>
    <style:style style:name="pr11" style:family="presentation" style:parent-style-name="lyt-frepa-outline1">
      <style:graphic-properties draw:auto-grow-height="true" fo:min-height="11.863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Brainstorming</text:span></text:p>
          </draw:text-box>
        </draw:frame>
        <draw:frame presentation:style-name="pr7" draw:text-style-name="P4" draw:layer="layout" svg:width="23.1cm" svg:height="15.395cm" svg:x="3.5cm" svg:y="5.91cm" presentation:class="outline" presentation:user-transformed="true">
          <draw:text-box>
            <text:list text:style-name="L2">
              <text:list-header>
                <text:p><text:span text:style-name="T4">Vier Seiten statt drei </text:span></text:p>
                <text:p><text:span text:style-name="T4">(Start-, Login-, Register-, Mainpage)</text:span></text:p>
                <text:p><text:span text:style-name="T4"/></text:p>
                <text:p><text:span text:style-name="T4">Verschiedene Layout- &amp; Designkonzepte</text:span></text:p>
                <text:p><text:span text:style-name="T4"/></text:p>
                <text:p><text:span text:style-name="T4">Beispiel: drei verschiedene Buttonstyless &amp;</text:span></text:p>
                <text:p><text:span text:style-name="T4">Loginboxen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Implementierung HTML5</text:span></text:p>
          </draw:text-box>
        </draw:frame>
        <draw:frame presentation:style-name="pr9" draw:layer="layout" svg:width="23.1cm" svg:height="14.895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>Layout mit ersten Design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4.099cm" svg:height="3.663cm" svg:x="2.7cm" svg:y="1.837cm" presentation:class="title">
          <draw:text-box>
            <text:p><text:span text:style-name="T5">Implementierung CSS</text:span></text:p>
          </draw:text-box>
        </draw:frame>
        <draw:frame presentation:style-name="pr10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Grobes HTML5- Styling in externes Stylesheet ausgelagert</text:p>
                <text:p/>
                <text:p>gemeinsamer Style → überflüssigen und doppelten Style-Code finden und entfernen (über die gesamte Entwicklungszeit)</text:p>
                <text:p/>
                <text:p>Responsive Design beach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draw:frame presentation:style-name="pr1" draw:text-style-name="P2" draw:layer="layout" svg:width="24.099cm" svg:height="3.663cm" svg:x="2.7cm" svg:y="1.837cm" presentation:class="title">
          <draw:text-box>
            <text:p><text:span text:style-name="T2">Probleme bei der Implementierung</text:span></text:p>
          </draw:text-box>
        </draw:frame>
        <draw:frame presentation:style-name="pr11" draw:layer="layout" svg:width="23.099cm" svg:height="11.863cm" svg:x="3.5cm" svg:y="5.914cm" presentation:class="outline" presentation:user-transformed="true">
          <draw:text-box>
            <text:list text:style-name="L2">
              <text:list-header>
                <text:p/>
                <text:p>Last-Minute-Änderung (z. B. Hintergrund)</text:p>
                <text:p/>
                <text:p>Buttons-Implementierung</text:p>
                <text:p/>
                <text:p>Flex-Layout teilweise überflüssig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1H19M7S</meta:editing-duration>
    <meta:editing-cycles>18</meta:editing-cycles>
    <dc:date>2017-04-26T12:01:33.08</dc:date>
    <dc:creator>Lerius </dc:creator>
    <meta:generator>OpenOffice/4.1.3$Win32 OpenOffice.org_project/413m1$Build-9783</meta:generator>
    <meta:document-statistic meta:object-count="64"/>
  </office:meta>
</office:document-meta>
</file>